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3"/>
    <style:style style:name="ce4" style:family="table-cell" style:parent-style-name="Default" style:data-style-name="N109"/>
    <style:style style:name="ce5" style:family="table-cell" style:parent-style-name="Default" style:data-style-name="N10"/>
    <style:style style:name="ce6" style:family="table-cell" style:parent-style-name="Default" style:data-style-name="N60"/>
    <style:style style:name="ce7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10" table:default-cell-style-name="Default"/>
        <table:table-row table:style-name="ro1">
          <table:table-cell table:number-columns-repeated="30"/>
        </table:table-row>
        <table:table-row table:style-name="ro2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  <table:table-cell office:value-type="string">
            <text:p>T method calls</text:p>
          </table:table-cell>
          <table:table-cell office:value-type="string">
            <text:p>virgin arr read</text:p>
          </table:table-cell>
          <table:table-cell office:value-type="string">
            <text:p>virgin obj read</text:p>
          </table:table-cell>
          <table:table-cell office:value-type="string">
            <text:p>virgin arr wr</text:p>
          </table:table-cell>
          <table:table-cell office:value-type="string">
            <text:p>virgin obj wr</text:p>
          </table:table-cell>
          <table:table-cell office:value-type="string">
            <text:p># NT arr r</text:p>
          </table:table-cell>
          <table:table-cell office:value-type="string">
            <text:p># NT arr w</text:p>
          </table:table-cell>
          <table:table-cell office:value-type="string">
            <text:p># T arr r</text:p>
          </table:table-cell>
          <table:table-cell office:value-type="string">
            <text:p># T arr w</text:p>
          </table:table-cell>
          <table:table-cell office:value-type="string">
            <text:p>#NT obj r</text:p>
          </table:table-cell>
          <table:table-cell office:value-type="string">
            <text:p>#NT obj w</text:p>
          </table:table-cell>
          <table:table-cell office:value-type="string">
            <text:p>#T obj r</text:p>
          </table:table-cell>
          <table:table-cell office:value-type="string">
            <text:p>#T obj w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23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3" office:value-type="float" office:value="2272">
            <text:p>2,272</text:p>
          </table:table-cell>
          <table:table-cell table:style-name="ce3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7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  <table:table-cell table:number-columns-repeated="13"/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3" office:value-type="float" office:value="4892829">
            <text:p>4,892,829</text:p>
          </table:table-cell>
          <table:table-cell table:style-name="ce3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7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  <table:table-cell office:value-type="float" office:value="12056382">
            <text:p>12056382</text:p>
          </table:table-cell>
          <table:table-cell office:value-type="float" office:value="4772604">
            <text:p>4772604</text:p>
          </table:table-cell>
          <table:table-cell office:value-type="float" office:value="14080844">
            <text:p>14080844</text:p>
          </table:table-cell>
          <table:table-cell office:value-type="float" office:value="52574">
            <text:p>52574</text:p>
          </table:table-cell>
          <table:table-cell office:value-type="float" office:value="10938">
            <text:p>10938</text:p>
          </table:table-cell>
          <table:table-cell office:value-type="float" office:value="98445303">
            <text:p>98445303</text:p>
          </table:table-cell>
          <table:table-cell office:value-type="float" office:value="22205328">
            <text:p>22205328</text:p>
          </table:table-cell>
          <table:table-cell office:value-type="float" office:value="5045330">
            <text:p>5045330</text:p>
          </table:table-cell>
          <table:table-cell office:value-type="float" office:value="119189">
            <text:p>119189</text:p>
          </table:table-cell>
          <table:table-cell office:value-type="float" office:value="221440596">
            <text:p>221440596</text:p>
          </table:table-cell>
          <table:table-cell office:value-type="float" office:value="26408597">
            <text:p>26408597</text:p>
          </table:table-cell>
          <table:table-cell office:value-type="float" office:value="31529138">
            <text:p>31529138</text:p>
          </table:table-cell>
          <table:table-cell office:value-type="float" office:value="113715">
            <text:p>113715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3" office:value-type="float" office:value="4177">
            <text:p>4,177</text:p>
          </table:table-cell>
          <table:table-cell table:style-name="ce3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7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  <table:table-cell office:value-type="float" office:value="1856904">
            <text:p>1856904</text:p>
          </table:table-cell>
          <table:table-cell office:value-type="float" office:value="3996">
            <text:p>3996</text:p>
          </table:table-cell>
          <table:table-cell office:value-type="float" office:value="16128">
            <text:p>16128</text:p>
          </table:table-cell>
          <table:table-cell office:value-type="float" office:value="58351">
            <text:p>58351</text:p>
          </table:table-cell>
          <table:table-cell office:value-type="float" office:value="92243">
            <text:p>92243</text:p>
          </table:table-cell>
          <table:table-cell office:value-type="float" office:value="74377071">
            <text:p>74377071</text:p>
          </table:table-cell>
          <table:table-cell office:value-type="float" office:value="6189382">
            <text:p>6189382</text:p>
          </table:table-cell>
          <table:table-cell office:value-type="float" office:value="1023248">
            <text:p>1023248</text:p>
          </table:table-cell>
          <table:table-cell office:value-type="float" office:value="775753">
            <text:p>775753</text:p>
          </table:table-cell>
          <table:table-cell office:value-type="float" office:value="288072543">
            <text:p>288072543</text:p>
          </table:table-cell>
          <table:table-cell office:value-type="float" office:value="43879584">
            <text:p>43879584</text:p>
          </table:table-cell>
          <table:table-cell office:value-type="float" office:value="4778753">
            <text:p>4778753</text:p>
          </table:table-cell>
          <table:table-cell office:value-type="float" office:value="1034003">
            <text:p>1034003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3" office:value-type="float" office:value="45222742">
            <text:p>45,222,742</text:p>
          </table:table-cell>
          <table:table-cell table:style-name="ce3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7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  <table:table-cell office:value-type="float" office:value="68601472">
            <text:p>68601472</text:p>
          </table:table-cell>
          <table:table-cell office:value-type="float" office:value="46788299">
            <text:p>46788299</text:p>
          </table:table-cell>
          <table:table-cell office:value-type="float" office:value="49646374">
            <text:p>49646374</text:p>
          </table:table-cell>
          <table:table-cell office:value-type="float" office:value="174676">
            <text:p>174676</text:p>
          </table:table-cell>
          <table:table-cell office:value-type="float" office:value="2911145">
            <text:p>2911145</text:p>
          </table:table-cell>
          <table:table-cell office:value-type="float" office:value="203599805">
            <text:p>203599805</text:p>
          </table:table-cell>
          <table:table-cell office:value-type="float" office:value="27902170">
            <text:p>27902170</text:p>
          </table:table-cell>
          <table:table-cell office:value-type="float" office:value="53208576">
            <text:p>53208576</text:p>
          </table:table-cell>
          <table:table-cell office:value-type="float" office:value="3247182">
            <text:p>3247182</text:p>
          </table:table-cell>
          <table:table-cell office:value-type="float" office:value="415507419">
            <text:p>415507419</text:p>
          </table:table-cell>
          <table:table-cell office:value-type="float" office:value="5754025">
            <text:p>5754025</text:p>
          </table:table-cell>
          <table:table-cell office:value-type="float" office:value="129913143">
            <text:p>129913143</text:p>
          </table:table-cell>
          <table:table-cell office:value-type="float" office:value="9078162">
            <text:p>9078162</text:p>
          </table:table-cell>
        </table:table-row>
        <table:table-row table:style-name="ro1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7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  <table:table-cell office:value-type="float" office:value="119874369">
            <text:p>119874369</text:p>
          </table:table-cell>
          <table:table-cell office:value-type="float" office:value="18815">
            <text:p>18815</text:p>
          </table:table-cell>
          <table:table-cell office:value-type="float" office:value="37716">
            <text:p>37716</text:p>
          </table:table-cell>
          <table:table-cell office:value-type="float" office:value="1577886">
            <text:p>1577886</text:p>
          </table:table-cell>
          <table:table-cell office:value-type="float" office:value="4091141">
            <text:p>4091141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3" office:value-type="float" office:value="2991">
            <text:p>2,991</text:p>
          </table:table-cell>
          <table:table-cell table:style-name="ce3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7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  <table:table-cell office:value-type="float" office:value="100219">
            <text:p>100219</text:p>
          </table:table-cell>
          <table:table-cell office:value-type="float" office:value="2718">
            <text:p>2718</text:p>
          </table:table-cell>
          <table:table-cell office:value-type="float" office:value="21089">
            <text:p>21089</text:p>
          </table:table-cell>
          <table:table-cell office:value-type="float" office:value="593">
            <text:p>593</text:p>
          </table:table-cell>
          <table:table-cell office:value-type="float" office:value="6696">
            <text:p>6696</text:p>
          </table:table-cell>
          <table:table-cell table:number-columns-repeated="2"/>
          <table:table-cell table:number-columns-repeated="2"/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3" office:value-type="float" office:value="12017041">
            <text:p>12,017,041</text:p>
          </table:table-cell>
          <table:table-cell table:style-name="ce3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7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  <table:table-cell office:value-type="float" office:value="14807085">
            <text:p>14807085</text:p>
          </table:table-cell>
          <table:table-cell office:value-type="float" office:value="6977036">
            <text:p>6977036</text:p>
          </table:table-cell>
          <table:table-cell office:value-type="float" office:value="14673429">
            <text:p>14673429</text:p>
          </table:table-cell>
          <table:table-cell office:value-type="float" office:value="2351293">
            <text:p>2351293</text:p>
          </table:table-cell>
          <table:table-cell office:value-type="float" office:value="385287">
            <text:p>385287</text:p>
          </table:table-cell>
          <table:table-cell office:value-type="float" office:value="23658863">
            <text:p>23658863</text:p>
          </table:table-cell>
          <table:table-cell office:value-type="float" office:value="18847429">
            <text:p>18847429</text:p>
          </table:table-cell>
          <table:table-cell office:value-type="float" office:value="9572303">
            <text:p>9572303</text:p>
          </table:table-cell>
          <table:table-cell office:value-type="float" office:value="4288341">
            <text:p>4288341</text:p>
          </table:table-cell>
          <table:table-cell office:value-type="float" office:value="60463867">
            <text:p>60463867</text:p>
          </table:table-cell>
          <table:table-cell office:value-type="float" office:value="20289777">
            <text:p>20289777</text:p>
          </table:table-cell>
          <table:table-cell office:value-type="float" office:value="43548314">
            <text:p>43548314</text:p>
          </table:table-cell>
          <table:table-cell office:value-type="float" office:value="6580162">
            <text:p>658016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 table:style-name="ce6"/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24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24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24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24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24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24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24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26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29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26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26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26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26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26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virgin write rate</text:p>
          </table:table-cell>
          <table:table-cell office:value-type="string">
            <text:p>vir wr * sz</text:p>
          </table:table-cell>
          <table:table-cell table:number-columns-repeated="15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style-name="ce4" table:formula="oooc:=[.E50]" office:value-type="float" office:value="0.367512099115192">
            <text:p>0.3675</text:p>
          </table:table-cell>
          <table:table-cell table:formula="oooc:=[.K42]-[.L42]" office:value-type="float" office:value="1.46871987111018">
            <text:p>1.47</text:p>
          </table:table-cell>
          <table:table-cell table:formula="oooc:=SUM([.U5:.V5])/[.B5]" office:value-type="float" office:value="5301.50250417362">
            <text:p>5301.5</text:p>
          </table:table-cell>
          <table:table-cell table:formula="oooc:=[.N42]*[.P5]" office:value-type="float" office:value="7117267.11185309">
            <text:p>7117267.11</text:p>
          </table:table-cell>
          <table:table-cell table:number-columns-repeated="15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style-name="ce4" table:formula="oooc:=[.E51]" office:value-type="float" office:value="0.0026902079049676">
            <text:p>0.0027</text:p>
          </table:table-cell>
          <table:table-cell table:formula="oooc:=[.K43]-[.L43]" office:value-type="float" office:value="0.291542894708423">
            <text:p>0.29</text:p>
          </table:table-cell>
          <table:table-cell table:formula="oooc:=SUM([.U6:.V6])/[.B6]" office:value-type="float" office:value="10841.9006479482">
            <text:p>10841.9</text:p>
          </table:table-cell>
          <table:table-cell table:formula="oooc:=[.N43]*[.P6]" office:value-type="float" office:value="626661.857451404">
            <text:p>626661.86</text:p>
          </table:table-cell>
          <table:table-cell table:number-columns-repeated="15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style-name="ce4" table:formula="oooc:=[.E52]" office:value-type="float" office:value="1.17256143361927">
            <text:p>1.1726</text:p>
          </table:table-cell>
          <table:table-cell table:formula="oooc:=[.K44]-[.L44]" office:value-type="float" office:value="4.53306983447709">
            <text:p>4.53</text:p>
          </table:table-cell>
          <table:table-cell table:formula="oooc:=SUM([.U7:.V7])/[.B7]" office:value-type="float" office:value="90652.7908343126">
            <text:p>90652.79</text:p>
          </table:table-cell>
          <table:table-cell table:formula="oooc:=[.N44]*[.P7]" office:value-type="float" office:value="3645447873.65746">
            <text:p>3645447873.66</text:p>
          </table:table-cell>
          <table:table-cell table:number-columns-repeated="15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style-name="ce4" table:formula="oooc:=[.E53]" office:value-type="float" office:value="0.178729292039312">
            <text:p>0.1787</text:p>
          </table:table-cell>
          <table:table-cell table:formula="oooc:=[.K45]-[.L45]" office:value-type="float" office:value="3.36945812564292">
            <text:p>3.37</text:p>
          </table:table-cell>
          <table:table-cell table:formula="oooc:=SUM([.U8:.V8])/[.B8]" office:value-type="float" office:value="464293.775593776">
            <text:p>464293.78</text:p>
          </table:table-cell>
          <table:table-cell table:formula="oooc:=[.N45]*[.P8]" office:value-type="float" office:value="647504099.443079">
            <text:p>647504099.44</text:p>
          </table:table-cell>
          <table:table-cell table:number-columns-repeated="15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style-name="ce4" table:formula="oooc:=[.E54]" office:value-type="float" office:value="0.000420469366602687">
            <text:p>0.0004</text:p>
          </table:table-cell>
          <table:table-cell table:formula="oooc:=[.K46]-[.L46]" office:value-type="float" office:value="0.305173258723608">
            <text:p>0.31</text:p>
          </table:table-cell>
          <table:table-cell table:formula="oooc:=SUM([.U9:.V9])/[.B9]" office:value-type="float" office:value="699.520153550864">
            <text:p>699.52</text:p>
          </table:table-cell>
          <table:table-cell table:formula="oooc:=[.N46]*[.P9]" office:value-type="float" office:value="233220.019193858">
            <text:p>233220.02</text:p>
          </table:table-cell>
          <table:table-cell table:number-columns-repeated="15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style-name="ce4" table:formula="oooc:=[.E55]" office:value-type="float" office:value="1.59275815740181">
            <text:p>1.5928</text:p>
          </table:table-cell>
          <table:table-cell table:formula="oooc:=[.K47]-[.L47]" office:value-type="float" office:value="4.89016834678248">
            <text:p>4.89</text:p>
          </table:table-cell>
          <table:table-cell table:formula="oooc:=SUM([.U10:.V10])/[.B10]" office:value-type="float" office:value="413380.664652568">
            <text:p>413380.66</text:p>
          </table:table-cell>
          <table:table-cell table:formula="oooc:=[.N47]*[.P10]" office:value-type="float" office:value="18974172.5075529">
            <text:p>18974172.51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T call rate</text:p>
          </table:table-cell>
          <table:table-cell office:value-type="string">
            <text:p>Predicted</text:p>
          </table:table-cell>
          <table:table-cell office:value-type="string">
            <text:p>NOT overhead</text:p>
          </table:table-cell>
          <table:table-cell office:value-type="string">
            <text:p>error</text:p>
          </table:table-cell>
          <table:table-cell table:number-columns-repeated="23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R5]/[.B5]" office:value-type="float" office:value="1006375.79298831">
            <text:p>1006375.79</text:p>
          </table:table-cell>
          <table:table-cell table:formula="oooc:=[.B50]*0.000000855 + [.D50]*0.0000000182" office:value-type="float" office:value="0.367512099115192">
            <text:p>0.37</text:p>
          </table:table-cell>
          <table:table-cell table:formula="oooc:=[.F5]/[.B5]" office:value-type="float" office:value="0.304674457429048">
            <text:p>0.3</text:p>
          </table:table-cell>
          <table:table-cell table:style-name="ce5" table:formula="oooc:=ABS([.E50]-[.F50])/[.F50]" office:value-type="percentage" office:value="0.206245191068493">
            <text:p>21%</text:p>
          </table:table-cell>
          <table:table-cell table:number-columns-repeated="23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R6]/[.B6]" office:value-type="float" office:value="133686.393088553">
            <text:p>133686.39</text:p>
          </table:table-cell>
          <table:table-cell table:formula="oooc:=[.B51]*0.000000855 + [.D51]*0.0000000182" office:value-type="float" office:value="0.0026902079049676">
            <text:p>0</text:p>
          </table:table-cell>
          <table:table-cell table:formula="oooc:=[.F6]/[.B6]" office:value-type="float" office:value="0.0575953923686104">
            <text:p>0.06</text:p>
          </table:table-cell>
          <table:table-cell table:style-name="ce5" table:formula="oooc:=ABS([.E51]-[.F51])/[.F51]" office:value-type="percentage" office:value="0.95329126525">
            <text:p>95%</text:p>
          </table:table-cell>
          <table:table-cell table:number-columns-repeated="23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R7]/[.B7]" office:value-type="float" office:value="2015319.38895417">
            <text:p>2015319.39</text:p>
          </table:table-cell>
          <table:table-cell table:formula="oooc:=[.B52]*0.000000855 + [.D52]*0.0000000182" office:value-type="float" office:value="1.17256143361927">
            <text:p>1.17</text:p>
          </table:table-cell>
          <table:table-cell table:formula="oooc:=[.F7]/[.B7]" office:value-type="float" office:value="1.46768507638073">
            <text:p>1.47</text:p>
          </table:table-cell>
          <table:table-cell table:style-name="ce5" table:formula="oooc:=ABS([.E52]-[.F52])/[.F52]" office:value-type="percentage" office:value="0.20108104082466">
            <text:p>20%</text:p>
          </table:table-cell>
          <table:table-cell table:number-columns-repeated="23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R8]/[.B8]" office:value-type="float" office:value="9817720.63882064">
            <text:p>9817720.64</text:p>
          </table:table-cell>
          <table:table-cell table:formula="oooc:=[.B53]*0.000000855 + [.D53]*0.0000000182" office:value-type="float" office:value="0.178729292039312">
            <text:p>0.18</text:p>
          </table:table-cell>
          <table:table-cell table:formula="oooc:=[.F8]/[.B8]" office:value-type="float" office:value="0.171990171990172">
            <text:p>0.17</text:p>
          </table:table-cell>
          <table:table-cell table:style-name="ce5" table:formula="oooc:=ABS([.E53]-[.F53])/[.F53]" office:value-type="percentage" office:value="0.0391831694285719">
            <text:p>4%</text:p>
          </table:table-cell>
          <table:table-cell table:number-columns-repeated="23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R9]/[.B9]" office:value-type="float" office:value="9617.9462571977">
            <text:p>9617.95</text:p>
          </table:table-cell>
          <table:table-cell table:formula="oooc:=[.B54]*0.000000855 + [.D54]*0.0000000182" office:value-type="float" office:value="0.000420469366602687">
            <text:p>0</text:p>
          </table:table-cell>
          <table:table-cell table:formula="oooc:=[.F9]/[.B9]" office:value-type="float" office:value="0.00575815738963536">
            <text:p>0.01</text:p>
          </table:table-cell>
          <table:table-cell table:style-name="ce5" table:formula="oooc:=ABS([.E54]-[.F54])/[.F54]" office:value-type="percentage" office:value="0.926978486666667">
            <text:p>93%</text:p>
          </table:table-cell>
          <table:table-cell table:number-columns-repeated="23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R10]/[.B10]" office:value-type="float" office:value="2236719.78851964">
            <text:p>2236719.79</text:p>
          </table:table-cell>
          <table:table-cell table:formula="oooc:=[.B55]*0.000000855 + [.D55]*0.0000000182" office:value-type="float" office:value="1.59275815740181">
            <text:p>1.59</text:p>
          </table:table-cell>
          <table:table-cell table:formula="oooc:=[.F10]/[.B10]" office:value-type="float" office:value="1.38519637462236">
            <text:p>1.39</text:p>
          </table:table-cell>
          <table:table-cell table:style-name="ce5" table:formula="oooc:=ABS([.E55]-[.F55])/[.F55]" office:value-type="percentage" office:value="0.14984285736096">
            <text:p>15%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office:value-type="string">
            <text:p>error</text:p>
          </table:table-cell>
          <table:table-cell table:number-columns-repeated="19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4" table:formula="oooc:=[.E50]" office:value-type="float" office:value="0.367512099115192">
            <text:p>0.3675</text:p>
          </table:table-cell>
          <table:table-cell table:style-name="ce4" table:formula="oooc:=[.J42]" office:value-type="float" office:value="0.321530968005008">
            <text:p>0.3215</text:p>
          </table:table-cell>
          <table:table-cell table:style-name="ce4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7007945492488">
            <text:p>0.7</text:p>
          </table:table-cell>
          <table:table-cell table:formula="oooc:=[.I42]" office:value-type="float" office:value="2.15776293823038">
            <text:p>2.16</text:p>
          </table:table-cell>
          <table:table-cell table:formula="oooc:=([.I58]-[.J58])/[.J58]" office:value-type="float" office:value="-0.676976588510638">
            <text:p>-0.68</text:p>
          </table:table-cell>
          <table:table-cell table:number-columns-repeated="19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4" table:formula="oooc:=[.E51]" office:value-type="float" office:value="0.0026902079049676">
            <text:p>0.0027</text:p>
          </table:table-cell>
          <table:table-cell table:style-name="ce4" table:formula="oooc:=[.J43]" office:value-type="float" office:value="0.291800014737221">
            <text:p>0.2918</text:p>
          </table:table-cell>
          <table:table-cell table:style-name="ce4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1292513184449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formula="oooc:=([.I59]-[.J59])/[.J59]" office:value-type="float" office:value="-0.468814126765111">
            <text:p>-0.47</text:p>
          </table:table-cell>
          <table:table-cell table:number-columns-repeated="19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4" table:formula="oooc:=[.E52]" office:value-type="float" office:value="1.17256143361927">
            <text:p>1.1726</text:p>
          </table:table-cell>
          <table:table-cell table:style-name="ce4" table:formula="oooc:=[.J44]" office:value-type="float" office:value="0.106354630846063">
            <text:p>0.1064</text:p>
          </table:table-cell>
          <table:table-cell table:style-name="ce4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10230019710717">
            <text:p>5.1</text:p>
          </table:table-cell>
          <table:table-cell table:formula="oooc:=[.I44]" office:value-type="float" office:value="5.81198589894242">
            <text:p>5.81</text:p>
          </table:table-cell>
          <table:table-cell table:formula="oooc:=([.I60]-[.J60])/[.J60]" office:value-type="float" office:value="-0.122107264913425">
            <text:p>-0.12</text:p>
          </table:table-cell>
          <table:table-cell table:number-columns-repeated="19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4" table:formula="oooc:=[.E53]" office:value-type="float" office:value="0.178729292039312">
            <text:p>0.1787</text:p>
          </table:table-cell>
          <table:table-cell table:style-name="ce4" table:formula="oooc:=[.J45]" office:value-type="float" office:value="0.000543131048321048">
            <text:p>0.0005</text:p>
          </table:table-cell>
          <table:table-cell table:style-name="ce4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8327274999083">
            <text:p>4.48</text:p>
          </table:table-cell>
          <table:table-cell table:formula="oooc:=[.I45]" office:value-type="float" office:value="3.54873054873055">
            <text:p>3.55</text:p>
          </table:table-cell>
          <table:table-cell table:formula="oooc:=([.I61]-[.J61])/[.J61]" office:value-type="float" office:value="0.263345494516224">
            <text:p>0.26</text:p>
          </table:table-cell>
          <table:table-cell table:number-columns-repeated="19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4" table:formula="oooc:=[.E54]" office:value-type="float" office:value="0.000420469366602687">
            <text:p>0.0004</text:p>
          </table:table-cell>
          <table:table-cell table:style-name="ce4" table:formula="oooc:=[.J46]" office:value-type="float" office:value="2.96599936212092">
            <text:p>2.9660</text:p>
          </table:table-cell>
          <table:table-cell table:style-name="ce4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5747601934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formula="oooc:=([.I62]-[.J62])/[.J62]" office:value-type="float" office:value="-0.0932323554938103">
            <text:p>-0.09</text:p>
          </table:table-cell>
          <table:table-cell table:number-columns-repeated="19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4" table:formula="oooc:=[.E55]" office:value-type="float" office:value="1.59275815740181">
            <text:p>1.5928</text:p>
          </table:table-cell>
          <table:table-cell table:style-name="ce4" table:formula="oooc:=[.J47]" office:value-type="float" office:value="0.40529101847432">
            <text:p>0.4053</text:p>
          </table:table-cell>
          <table:table-cell table:style-name="ce4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1910376185438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formula="oooc:=([.I63]-[.J63])/[.J63]" office:value-type="float" office:value="-0.677840638081667">
            <text:p>-0.68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For figure in thesis</text:p>
          </table:table-cell>
          <table:table-cell table:number-columns-repeated="27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r_T</text:p>
          </table:table-cell>
          <table:table-cell office:value-type="string">
            <text:p>r_NT</text:p>
          </table:table-cell>
          <table:table-cell office:value-type="string">
            <text:p>w_NT</text:p>
          </table:table-cell>
          <table:table-cell office:value-type="string">
            <text:p>w_T</text:p>
          </table:table-cell>
          <table:table-cell office:value-type="string">
            <text:p>w_T*s_T</text:p>
          </table:table-cell>
          <table:table-cell office:value-type="string">
            <text:p>t</text:p>
          </table:table-cell>
          <table:table-cell office:value-type="string">
            <text:p>c_T</text:p>
          </table:table-cell>
          <table:table-cell table:number-columns-repeated="22"/>
        </table:table-row>
        <table:table-row table:style-name="ro1">
          <table:table-cell table:formula="oooc:=[.A58]" office:value-type="string" office:string-value="202_jess">
            <text:p>202_jess</text:p>
          </table:table-cell>
          <table:table-cell table:style-name="ce3" table:formula="oooc:=[.D42]" office:value-type="float" office:value="3046652.67111853">
            <text:p>3,046,653</text:p>
          </table:table-cell>
          <table:table-cell table:style-name="ce3" table:formula="oooc:=[.B42]" office:value-type="float" office:value="26700325.7929883">
            <text:p>26,700,326</text:p>
          </table:table-cell>
          <table:table-cell table:style-name="ce3" table:formula="oooc:=[.C42]" office:value-type="float" office:value="4054333.639399">
            <text:p>4,054,334</text:p>
          </table:table-cell>
          <table:table-cell table:style-name="ce3" table:formula="oooc:=[.E42]" office:value-type="float" office:value="16872.9549248748">
            <text:p>16,873</text:p>
          </table:table-cell>
          <table:table-cell table:style-name="ce3" table:formula="oooc:=[.G42]" office:value-type="float" office:value="22651941.9866444">
            <text:p>22,651,942</text:p>
          </table:table-cell>
          <table:table-cell table:style-name="ce3" table:formula="oooc:=[.H42]" office:value-type="float" office:value="408416.444073456">
            <text:p>408,416</text:p>
          </table:table-cell>
          <table:table-cell table:style-name="ce3" table:formula="oooc:=[.D50]" office:value-type="float" office:value="1006375.79298831">
            <text:p>1,006,376</text:p>
          </table:table-cell>
          <table:table-cell table:number-columns-repeated="22"/>
        </table:table-row>
        <table:table-row table:style-name="ro1">
          <table:table-cell table:formula="oooc:=[.A59]" office:value-type="string" office:string-value="205_raytrace">
            <text:p>205_raytrace</text:p>
          </table:table-cell>
          <table:table-cell table:style-name="ce3" table:formula="oooc:=[.D43]" office:value-type="float" office:value="403441.612670986">
            <text:p>403,442</text:p>
          </table:table-cell>
          <table:table-cell table:style-name="ce3" table:formula="oooc:=[.B43]" office:value-type="float" office:value="26104153.9236861">
            <text:p>26,104,154</text:p>
          </table:table-cell>
          <table:table-cell table:style-name="ce3" table:formula="oooc:=[.C43]" office:value-type="float" office:value="3608662.13102952">
            <text:p>3,608,662</text:p>
          </table:table-cell>
          <table:table-cell table:style-name="ce3" table:formula="oooc:=[.E43]" office:value-type="float" office:value="121731.029517639">
            <text:p>121,731</text:p>
          </table:table-cell>
          <table:table-cell table:style-name="ce3" table:formula="oooc:=[.G43]" office:value-type="float" office:value="7036053.50611951">
            <text:p>7,036,054</text:p>
          </table:table-cell>
          <table:table-cell table:style-name="ce3" table:formula="oooc:=[.H43]" office:value-type="float" office:value="300.719942404608">
            <text:p>301</text:p>
          </table:table-cell>
          <table:table-cell table:style-name="ce3" table:formula="oooc:=[.D51]" office:value-type="float" office:value="133686.393088553">
            <text:p>133,686</text:p>
          </table:table-cell>
          <table:table-cell table:number-columns-repeated="22"/>
        </table:table-row>
        <table:table-row table:style-name="ro1">
          <table:table-cell table:formula="oooc:=[.A60]" office:value-type="string" office:string-value="209_db">
            <text:p>209_db</text:p>
          </table:table-cell>
          <table:table-cell table:style-name="ce3" table:formula="oooc:=[.D44]" office:value-type="float" office:value="5378122.91421857">
            <text:p>5,378,123</text:p>
          </table:table-cell>
          <table:table-cell table:style-name="ce3" table:formula="oooc:=[.B44]" office:value-type="float" office:value="18187254.4065805">
            <text:p>18,187,254</text:p>
          </table:table-cell>
          <table:table-cell table:style-name="ce3" table:formula="oooc:=[.C44]" office:value-type="float" office:value="987483.783783784">
            <text:p>987,484</text:p>
          </table:table-cell>
          <table:table-cell table:style-name="ce3" table:formula="oooc:=[.E44]" office:value-type="float" office:value="361431.139835488">
            <text:p>361,431</text:p>
          </table:table-cell>
          <table:table-cell table:style-name="ce3" table:formula="oooc:=[.G44]" office:value-type="float" office:value="14534338855.5464">
            <text:p>14,534,338,856</text:p>
          </table:table-cell>
          <table:table-cell table:style-name="ce3" table:formula="oooc:=[.H44]" office:value-type="float" office:value="1328517.68507638">
            <text:p>1,328,518</text:p>
          </table:table-cell>
          <table:table-cell table:style-name="ce3" table:formula="oooc:=[.D52]" office:value-type="float" office:value="2015319.38895417">
            <text:p>2,015,319</text:p>
          </table:table-cell>
          <table:table-cell table:number-columns-repeated="22"/>
        </table:table-row>
        <table:table-row table:style-name="ro1">
          <table:table-cell table:formula="oooc:=[.A61]" office:value-type="string" office:string-value="213_javac">
            <text:p>213_javac</text:p>
          </table:table-cell>
          <table:table-cell table:style-name="ce3" table:formula="oooc:=[.D45]" office:value-type="float" office:value="29804501.3104013">
            <text:p>29,804,501</text:p>
          </table:table-cell>
          <table:table-cell table:style-name="ce3" table:formula="oooc:=[.B45]" office:value-type="float" office:value="15090.8271908272">
            <text:p>15,091</text:p>
          </table:table-cell>
          <table:table-cell table:style-name="ce3" table:formula="oooc:=[.C45]" office:value-type="float" office:value="7982.88288288288">
            <text:p>7,983</text:p>
          </table:table-cell>
          <table:table-cell table:style-name="ce3" table:formula="oooc:=[.E45]" office:value-type="float" office:value="8863335.62653563">
            <text:p>8,863,336</text:p>
          </table:table-cell>
          <table:table-cell table:style-name="ce3" table:formula="oooc:=[.G45]" office:value-type="float" office:value="12360807864.7666">
            <text:p>12,360,807,865</text:p>
          </table:table-cell>
          <table:table-cell table:style-name="ce3" table:formula="oooc:=[.H45]" office:value-type="float" office:value="54.7092547092547">
            <text:p>55</text:p>
          </table:table-cell>
          <table:table-cell table:style-name="ce3" table:formula="oooc:=[.D53]" office:value-type="float" office:value="9817720.63882064">
            <text:p>9,817,721</text:p>
          </table:table-cell>
          <table:table-cell table:number-columns-repeated="22"/>
        </table:table-row>
        <table:table-row table:style-name="ro1">
          <table:table-cell table:formula="oooc:=[.A62]" office:value-type="string" office:string-value="222_mpegaudio">
            <text:p>222_mpegaudio</text:p>
          </table:table-cell>
          <table:table-cell table:style-name="ce3" table:formula="oooc:=[.D46]" office:value-type="float" office:value="3236.37236084453">
            <text:p>3,236</text:p>
          </table:table-cell>
          <table:table-cell table:style-name="ce3" table:formula="oooc:=[.B46]" office:value-type="float" office:value="212850162.380038">
            <text:p>212,850,162</text:p>
          </table:table-cell>
          <table:table-cell table:style-name="ce3" table:formula="oooc:=[.C46]" office:value-type="float" office:value="38663920.8253359">
            <text:p>38,663,921</text:p>
          </table:table-cell>
          <table:table-cell table:style-name="ce3" table:formula="oooc:=[.E46]" office:value-type="float" office:value="738.867562380038">
            <text:p>739</text:p>
          </table:table-cell>
          <table:table-cell table:style-name="ce3" table:formula="oooc:=[.G46]" office:value-type="float" office:value="246338.445297505">
            <text:p>246,338</text:p>
          </table:table-cell>
          <table:table-cell table:style-name="ce3" table:formula="oooc:=[.H46]" office:value-type="float" office:value="287.044145873321">
            <text:p>287</text:p>
          </table:table-cell>
          <table:table-cell table:style-name="ce3" table:formula="oooc:=[.D54]" office:value-type="float" office:value="9617.9462571977">
            <text:p>9,618</text:p>
          </table:table-cell>
          <table:table-cell table:number-columns-repeated="22"/>
        </table:table-row>
        <table:table-row table:style-name="ro1">
          <table:table-cell table:formula="oooc:=[.A63]" office:value-type="string" office:string-value="228_jack">
            <text:p>228_jack</text:p>
          </table:table-cell>
          <table:table-cell table:style-name="ce3" table:formula="oooc:=[.D47]" office:value-type="float" office:value="8016196.67673716">
            <text:p>8,016,197</text:p>
          </table:table-cell>
          <table:table-cell table:style-name="ce3" table:formula="oooc:=[.B47]" office:value-type="float" office:value="12695066.0120846">
            <text:p>12,695,066</text:p>
          </table:table-cell>
          <table:table-cell table:style-name="ce3" table:formula="oooc:=[.C47]" office:value-type="float" office:value="5902722.20543807">
            <text:p>5,902,722</text:p>
          </table:table-cell>
          <table:table-cell table:style-name="ce3" table:formula="oooc:=[.E47]" office:value-type="float" office:value="1638242.29607251">
            <text:p>1,638,242</text:p>
          </table:table-cell>
          <table:table-cell table:style-name="ce3" table:formula="oooc:=[.G47]" office:value-type="float" office:value="75195321.3897281">
            <text:p>75,195,321</text:p>
          </table:table-cell>
          <table:table-cell table:style-name="ce3" table:formula="oooc:=[.H47]" office:value-type="float" office:value="1815262.99093656">
            <text:p>1,815,263</text:p>
          </table:table-cell>
          <table:table-cell table:style-name="ce3" table:formula="oooc:=[.D55]" office:value-type="float" office:value="2236719.78851964">
            <text:p>2,236,720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object-only costs</text:p>
          </table:table-cell>
          <table:table-cell table:number-columns-repeated="28"/>
        </table:table-row>
        <table:table-row table:style-name="ro2">
          <table:table-cell office:value-type="string">
            <text:p>benchmark</text:p>
          </table:table-cell>
          <table:table-cell office:value-type="string">
            <text:p>2-NOA</text:p>
          </table:table-cell>
          <table:table-cell office:value-type="string">
            <text:p>obj T+NT overhead</text:p>
          </table:table-cell>
          <table:table-cell office:value-type="string">
            <text:p>obj NT r rate</text:p>
          </table:table-cell>
          <table:table-cell office:value-type="string">
            <text:p>obj NT w rate</text:p>
          </table:table-cell>
          <table:table-cell office:value-type="string">
            <text:p>obj NT predicted overhead</text:p>
          </table:table-cell>
          <table:table-cell office:value-type="string">
            <text:p>obj T calc overhead</text:p>
          </table:table-cell>
          <table:table-cell office:value-type="string">
            <text:p>vir T obj w rate</text:p>
          </table:table-cell>
          <table:table-cell office:value-type="string">
            <text:p>T obj w rate</text:p>
          </table:table-cell>
          <table:table-cell office:value-type="string">
            <text:p>T obj r rate</text:p>
          </table:table-cell>
          <table:table-cell table:number-columns-repeated="20"/>
        </table:table-row>
        <table:table-row table:style-name="ro1">
          <table:table-cell table:formula="oooc:=[.A67]" office:value-type="string" office:string-value="202_jess">
            <text:p>202_jess</text:p>
          </table:table-cell>
          <table:table-cell office:value-type="float" office:value="33.48">
            <text:p>33.48</text:p>
          </table:table-cell>
          <table:table-cell table:formula="oooc:=([.E5]-[.B76])/[.B5]" office:value-type="float" office:value="0.363105175292154">
            <text:p>0.36</text:p>
          </table:table-cell>
          <table:table-cell table:formula="oooc:=[.AA5]/[.B5]" office:value-type="float" office:value="18484189.9833055">
            <text:p>18484189.98</text:p>
          </table:table-cell>
          <table:table-cell table:formula="oooc:=[.AB5]/[.B5]" office:value-type="float" office:value="2204390.40066778">
            <text:p>2204390.4</text:p>
          </table:table-cell>
          <table:table-cell table:formula="oooc:=0.0000000024*[.D76]+0.0000000635*[.E76]" office:value-type="float" office:value="0.184340846402337">
            <text:p>0.18</text:p>
          </table:table-cell>
          <table:table-cell table:formula="oooc:=[.C76]-[.F76]" office:value-type="float" office:value="0.178764328889816">
            <text:p>0.18</text:p>
          </table:table-cell>
          <table:table-cell table:formula="oooc:=[.V5]/[.B5]" office:value-type="float" office:value="913.021702838063">
            <text:p>913.02</text:p>
          </table:table-cell>
          <table:table-cell table:number-columns-repeated="22"/>
        </table:table-row>
        <table:table-row table:style-name="ro1">
          <table:table-cell table:formula="oooc:=[.A68]" office:value-type="string" office:string-value="205_raytrace">
            <text:p>205_raytrace</text:p>
          </table:table-cell>
          <table:table-cell office:value-type="float" office:value="20.26">
            <text:p>20.26</text:p>
          </table:table-cell>
          <table:table-cell table:formula="oooc:=([.E6]-[.B77])/[.B6]" office:value-type="float" office:value="0.127429805615551">
            <text:p>0.13</text:p>
          </table:table-cell>
          <table:table-cell table:formula="oooc:=[.AA6]/[.B6]" office:value-type="float" office:value="20739563.9308855">
            <text:p>20739563.93</text:p>
          </table:table-cell>
          <table:table-cell table:formula="oooc:=[.AB6]/[.B6]" office:value-type="float" office:value="3159077.32181425">
            <text:p>3159077.32</text:p>
          </table:table-cell>
          <table:table-cell table:formula="oooc:=0.0000000024*[.D77]+0.0000000635*[.E77]" office:value-type="float" office:value="0.25037636336933">
            <text:p>0.25</text:p>
          </table:table-cell>
          <table:table-cell table:formula="oooc:=[.C77]-[.F77]" office:value-type="float" office:value="-0.12294655775378">
            <text:p>-0.12</text:p>
          </table:table-cell>
          <table:table-cell table:number-columns-repeated="23"/>
        </table:table-row>
        <table:table-row table:style-name="ro1">
          <table:table-cell table:formula="oooc:=[.A69]" office:value-type="string" office:string-value="209_db">
            <text:p>209_db</text:p>
          </table:table-cell>
          <table:table-cell office:value-type="float" office:value="167.13">
            <text:p>167.13</text:p>
          </table:table-cell>
          <table:table-cell table:formula="oooc:=([.E7]-[.B78])/[.B7]" office:value-type="float" office:value="1.90217391304348">
            <text:p>1.9</text:p>
          </table:table-cell>
          <table:table-cell table:formula="oooc:=[.AA7]/[.B7]" office:value-type="float" office:value="12206445.9165687">
            <text:p>12206445.92</text:p>
          </table:table-cell>
          <table:table-cell table:formula="oooc:=[.AB7]/[.B7]" office:value-type="float" office:value="169037.162162162">
            <text:p>169037.16</text:p>
          </table:table-cell>
          <table:table-cell table:formula="oooc:=0.0000000024*[.D78]+0.0000000635*[.E78]" office:value-type="float" office:value="0.0400293299970623">
            <text:p>0.04</text:p>
          </table:table-cell>
          <table:table-cell table:formula="oooc:=[.C78]-[.F78]" office:value-type="float" office:value="1.86214458304642">
            <text:p>1.86</text:p>
          </table:table-cell>
          <table:table-cell table:number-columns-repeated="23"/>
        </table:table-row>
        <table:table-row table:style-name="ro1">
          <table:table-cell table:formula="oooc:=[.A70]" office:value-type="string" office:string-value="213_javac">
            <text:p>213_javac</text:p>
          </table:table-cell>
          <table:table-cell office:value-type="float" office:value="45.94">
            <text:p>45.94</text:p>
          </table:table-cell>
          <table:table-cell table:formula="oooc:=([.E8]-[.B79])/[.B8]" office:value-type="float" office:value="0.786240786240786">
            <text:p>0.79</text:p>
          </table:table-cell>
          <table:table-cell table:formula="oooc:=[.AA8]/[.B8]" office:value-type="float" office:value="0">
            <text:p>0</text:p>
          </table:table-cell>
          <table:table-cell table:formula="oooc:=[.AB8]/[.B8]" office:value-type="float" office:value="0">
            <text:p>0</text:p>
          </table:table-cell>
          <table:table-cell table:formula="oooc:=0.0000000024*[.D79]+0.0000000635*[.E79]" office:value-type="float" office:value="0">
            <text:p>0</text:p>
          </table:table-cell>
          <table:table-cell table:formula="oooc:=[.C79]-[.F79]" office:value-type="float" office:value="0.786240786240786">
            <text:p>0.79</text:p>
          </table:table-cell>
          <table:table-cell table:number-columns-repeated="23"/>
        </table:table-row>
        <table:table-row table:style-name="ro1">
          <table:table-cell table:formula="oooc:=[.A71]" office:value-type="string" office:string-value="222_mpegaudio">
            <text:p>222_mpegaudio</text:p>
          </table:table-cell>
          <table:table-cell office:value-type="float" office:value="19.96">
            <text:p>19.96</text:p>
          </table:table-cell>
          <table:table-cell table:formula="oooc:=([.E9]-[.B80])/[.B9]" office:value-type="float" office:value="2.35604606525912">
            <text:p>2.36</text:p>
          </table:table-cell>
          <table:table-cell table:formula="oooc:=[.AA9]/[.B9]" office:value-type="float" office:value="0">
            <text:p>0</text:p>
          </table:table-cell>
          <table:table-cell table:formula="oooc:=[.AB9]/[.B9]" office:value-type="float" office:value="0">
            <text:p>0</text:p>
          </table:table-cell>
          <table:table-cell table:formula="oooc:=0.0000000024*[.D80]+0.0000000635*[.E80]" office:value-type="float" office:value="0">
            <text:p>0</text:p>
          </table:table-cell>
          <table:table-cell table:formula="oooc:=[.C80]-[.F80]" office:value-type="float" office:value="2.35604606525912">
            <text:p>2.36</text:p>
          </table:table-cell>
          <table:table-cell table:number-columns-repeated="23"/>
        </table:table-row>
        <table:table-row table:style-name="ro1">
          <table:table-cell table:formula="oooc:=[.A72]" office:value-type="string" office:string-value="228_jack">
            <text:p>228_jack</text:p>
          </table:table-cell>
          <table:table-cell office:value-type="float" office:value="34.53">
            <text:p>34.53</text:p>
          </table:table-cell>
          <table:table-cell table:formula="oooc:=([.E10]-[.B81])/[.B10]" office:value-type="float" office:value="2.67220543806646">
            <text:p>2.67</text:p>
          </table:table-cell>
          <table:table-cell table:formula="oooc:=[.AA10]/[.B10]" office:value-type="float" office:value="9133514.65256798">
            <text:p>9133514.65</text:p>
          </table:table-cell>
          <table:table-cell table:formula="oooc:=[.AB10]/[.B10]" office:value-type="float" office:value="3064920.99697885">
            <text:p>3064921</text:p>
          </table:table-cell>
          <table:table-cell table:formula="oooc:=0.0000000024*[.D81]+0.0000000635*[.E81]" office:value-type="float" office:value="0.21654291847432">
            <text:p>0.22</text:p>
          </table:table-cell>
          <table:table-cell table:formula="oooc:=[.C81]-[.F81]" office:value-type="float" office:value="2.45566251959214">
            <text:p>2.46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array-only costs</text:p>
          </table:table-cell>
          <table:table-cell table:number-columns-repeated="28"/>
        </table:table-row>
        <table:table-row table:style-name="ro2">
          <table:table-cell table:formula="oooc:=[.A75]" office:value-type="string" office:string-value="benchmark">
            <text:p>benchmark</text:p>
          </table:table-cell>
          <table:table-cell/>
          <table:table-cell office:value-type="string">
            <text:p>arr T+NT overhead</text:p>
          </table:table-cell>
          <table:table-cell office:value-type="string">
            <text:p>arr NT r rate</text:p>
          </table:table-cell>
          <table:table-cell office:value-type="string">
            <text:p>arr NT w rate</text:p>
          </table:table-cell>
          <table:table-cell office:value-type="string">
            <text:p>array NT predicted overhead</text:p>
          </table:table-cell>
          <table:table-cell office:value-type="string">
            <text:p>array T calc overhead</text:p>
          </table:table-cell>
          <table:table-cell table:number-columns-repeated="23"/>
        </table:table-row>
        <table:table-row table:style-name="ro1">
          <table:table-cell table:formula="oooc:=[.A76]" office:value-type="string" office:string-value="202_jess">
            <text:p>202_jess</text:p>
          </table:table-cell>
          <table:table-cell/>
          <table:table-cell table:formula="oooc:=([.B76]-[.D5])/[.B5]" office:value-type="float" office:value="1.48998330550918">
            <text:p>1.49</text:p>
          </table:table-cell>
          <table:table-cell table:formula="oooc:=[.W5]/[.B5]" office:value-type="float" office:value="8217471.03505843">
            <text:p>8217471.04</text:p>
          </table:table-cell>
          <table:table-cell table:formula="oooc:=[.X5]/[.B5]" office:value-type="float" office:value="1853533.22203673">
            <text:p>1853533.22</text:p>
          </table:table-cell>
          <table:table-cell table:formula="oooc:=0.0000000024*[.D85]+0.0000000635*[.E85]" office:value-type="float" office:value="0.137421290083472">
            <text:p>0.14</text:p>
          </table:table-cell>
          <table:table-cell table:formula="oooc:=[.C85]-[.F85]" office:value-type="float" office:value="1.35256201542571">
            <text:p>1.35</text:p>
          </table:table-cell>
          <table:table-cell table:number-columns-repeated="23"/>
        </table:table-row>
        <table:table-row table:style-name="ro1">
          <table:table-cell table:formula="oooc:=[.A77]" office:value-type="string" office:string-value="205_raytrace">
            <text:p>205_raytrace</text:p>
          </table:table-cell>
          <table:table-cell/>
          <table:table-cell table:formula="oooc:=([.B77]-[.D6])/[.B6]" office:value-type="float" office:value="0.401007919366451">
            <text:p>0.4</text:p>
          </table:table-cell>
          <table:table-cell table:formula="oooc:=[.W6]/[.B6]" office:value-type="float" office:value="5354720.73434125">
            <text:p>5354720.73</text:p>
          </table:table-cell>
          <table:table-cell table:formula="oooc:=[.X6]/[.B6]" office:value-type="float" office:value="445599.856011519">
            <text:p>445599.86</text:p>
          </table:table-cell>
          <table:table-cell table:formula="oooc:=0.0000000024*[.D86]+0.0000000635*[.E86]" office:value-type="float" office:value="0.0411469206191505">
            <text:p>0.04</text:p>
          </table:table-cell>
          <table:table-cell table:formula="oooc:=[.C86]-[.F86]" office:value-type="float" office:value="0.3598609987473">
            <text:p>0.36</text:p>
          </table:table-cell>
          <table:table-cell table:number-columns-repeated="23"/>
        </table:table-row>
        <table:table-row table:style-name="ro1">
          <table:table-cell table:formula="oooc:=[.A78]" office:value-type="string" office:string-value="209_db">
            <text:p>209_db</text:p>
          </table:table-cell>
          <table:table-cell/>
          <table:table-cell table:formula="oooc:=([.B78]-[.D7])/[.B7]" office:value-type="float" office:value="2.44212690951821">
            <text:p>2.44</text:p>
          </table:table-cell>
          <table:table-cell table:formula="oooc:=[.W7]/[.B7]" office:value-type="float" office:value="5981192.8613396">
            <text:p>5981192.86</text:p>
          </table:table-cell>
          <table:table-cell table:formula="oooc:=[.X7]/[.B7]" office:value-type="float" office:value="819687.720329025">
            <text:p>819687.72</text:p>
          </table:table-cell>
          <table:table-cell table:formula="oooc:=0.0000000024*[.D87]+0.0000000635*[.E87]" office:value-type="float" office:value="0.0664050331081081">
            <text:p>0.07</text:p>
          </table:table-cell>
          <table:table-cell table:formula="oooc:=[.C87]-[.F87]" office:value-type="float" office:value="2.37572187641011">
            <text:p>2.38</text:p>
          </table:table-cell>
          <table:table-cell table:number-columns-repeated="23"/>
        </table:table-row>
        <table:table-row table:style-name="ro1">
          <table:table-cell table:formula="oooc:=[.A79]" office:value-type="string" office:string-value="213_javac">
            <text:p>213_javac</text:p>
          </table:table-cell>
          <table:table-cell/>
          <table:table-cell table:formula="oooc:=([.B79]-[.D8])/[.B8]" office:value-type="float" office:value="2.59049959049959">
            <text:p>2.59</text:p>
          </table:table-cell>
          <table:table-cell table:formula="oooc:=[.W8]/[.B8]" office:value-type="float" office:value="0">
            <text:p>0</text:p>
          </table:table-cell>
          <table:table-cell table:formula="oooc:=[.X8]/[.B8]" office:value-type="float" office:value="0">
            <text:p>0</text:p>
          </table:table-cell>
          <table:table-cell table:formula="oooc:=0.0000000024*[.D88]+0.0000000635*[.E88]" office:value-type="float" office:value="0">
            <text:p>0</text:p>
          </table:table-cell>
          <table:table-cell table:formula="oooc:=[.C88]-[.F88]" office:value-type="float" office:value="2.59049959049959">
            <text:p>2.59</text:p>
          </table:table-cell>
          <table:table-cell table:number-columns-repeated="23"/>
        </table:table-row>
        <table:table-row table:style-name="ro1">
          <table:table-cell table:formula="oooc:=[.A80]" office:value-type="string" office:string-value="222_mpegaudio">
            <text:p>222_mpegaudio</text:p>
          </table:table-cell>
          <table:table-cell/>
          <table:table-cell table:formula="oooc:=([.B80]-[.D9])/[.B9]" office:value-type="float" office:value="0.90978886756238">
            <text:p>0.91</text:p>
          </table:table-cell>
          <table:table-cell table:formula="oooc:=[.W9]/[.B9]" office:value-type="float" office:value="0">
            <text:p>0</text:p>
          </table:table-cell>
          <table:table-cell table:formula="oooc:=[.X9]/[.B9]" office:value-type="float" office:value="0">
            <text:p>0</text:p>
          </table:table-cell>
          <table:table-cell table:formula="oooc:=0.0000000024*[.D89]+0.0000000635*[.E89]" office:value-type="float" office:value="0">
            <text:p>0</text:p>
          </table:table-cell>
          <table:table-cell table:formula="oooc:=[.C89]-[.F89]" office:value-type="float" office:value="0.90978886756238">
            <text:p>0.91</text:p>
          </table:table-cell>
          <table:table-cell table:number-columns-repeated="23"/>
        </table:table-row>
        <table:table-row table:style-name="ro1">
          <table:table-cell table:formula="oooc:=[.A81]" office:value-type="string" office:string-value="228_jack">
            <text:p>228_jack</text:p>
          </table:table-cell>
          <table:table-cell/>
          <table:table-cell table:formula="oooc:=([.B81]-[.D10])/[.B10]" office:value-type="float" office:value="2.83081570996979">
            <text:p>2.83</text:p>
          </table:table-cell>
          <table:table-cell table:formula="oooc:=[.W10]/[.B10]" office:value-type="float" office:value="3573846.37462236">
            <text:p>3573846.37</text:p>
          </table:table-cell>
          <table:table-cell table:formula="oooc:=[.X10]/[.B10]" office:value-type="float" office:value="2847043.65558912">
            <text:p>2847043.66</text:p>
          </table:table-cell>
          <table:table-cell table:formula="oooc:=0.0000000024*[.D90]+0.0000000635*[.E90]" office:value-type="float" office:value="0.189364503429003">
            <text:p>0.19</text:p>
          </table:table-cell>
          <table:table-cell table:formula="oooc:=[.C90]-[.F90]" office:value-type="float" office:value="2.64145120654079">
            <text:p>2.64</text:p>
          </table:table-cell>
          <table:table-cell table:number-columns-repeated="2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05/26/2007</text:date>, <text:time>15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6T15:39:16</dc:date>
    <meta:printed-by>C. Ananian</meta:printed-by>
    <meta:print-date>2007-05-23T20:32:57</meta:print-date>
    <dc:language>en-US</dc:language>
    <meta:editing-cycles>22</meta:editing-cycles>
    <meta:editing-duration>P2DT5H8M21S</meta:editing-duration>
    <meta:user-defined meta:name="Info 1"/>
    <meta:user-defined meta:name="Info 2"/>
    <meta:user-defined meta:name="Info 3"/>
    <meta:user-defined meta:name="Info 4"/>
    <meta:document-statistic meta:table-count="3" meta:cell-count="670"/>
  </office:meta>
</office:document-meta>
</file>